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25in" fo:margin-right="0in" fo:text-align="justify" style:justify-single-word="false" fo:text-indent="0in" style:auto-text-indent="false"/>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style:tab-stops>
          <style:tab-stop style:position="5.7398in"/>
        </style:tab-stops>
      </style:paragraph-properties>
    </style:style>
    <style:style style:name="P6" style:family="paragraph" style:parent-style-name="Standard">
      <style:paragraph-properties fo:line-height="150%"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P7" style:family="paragraph" style:parent-style-name="Standard">
      <style:paragraph-properties fo:line-height="115%" fo:text-align="justify" style:justify-single-word="false"/>
      <style:text-properties style:font-name="Times New Roman" fo:font-size="12pt" style:font-size-asian="12pt" style:font-name-complex="Times New Roman1" style:font-size-complex="12pt" style:font-weight-complex="bold"/>
    </style:style>
    <style:style style:name="P8" style:family="paragraph" style:parent-style-name="Standard">
      <style:paragraph-properties fo:margin-top="0in" fo:margin-bottom="0in" loext:contextual-spacing="false" fo:line-height="150%" fo:text-align="justify" style:justify-single-word="false" fo:hyphenation-ladder-count="no-limit"/>
      <style:text-properties fo:hyphenate="false" fo:hyphenation-remain-char-count="2" fo:hyphenation-push-char-count="2"/>
    </style:style>
    <style:style style:name="P9" style:family="paragraph" style:parent-style-name="Standard" style:list-style-name="WWNum4">
      <style:paragraph-properties fo:margin-top="0in" fo:margin-bottom="0in" loext:contextual-spacing="false" fo:line-height="150%" fo:text-align="justify" style:justify-single-word="false" fo:hyphenation-ladder-count="no-limit"/>
      <style:text-properties fo:hyphenate="false" fo:hyphenation-remain-char-count="2" fo:hyphenation-push-char-count="2"/>
    </style:style>
    <style:style style:name="P10" style:family="paragraph" style:parent-style-name="Standard" style:list-style-name="WWNum5">
      <style:paragraph-properties fo:margin-top="0in" fo:margin-bottom="0in" loext:contextual-spacing="false" fo:line-height="150%" fo:text-align="justify" style:justify-single-word="false" fo:hyphenation-ladder-count="no-limit">
        <style:tab-stops>
          <style:tab-stop style:position="0in"/>
        </style:tab-stops>
      </style:paragraph-properties>
      <style:text-properties fo:hyphenate="false" fo:hyphenation-remain-char-count="2" fo:hyphenation-push-char-count="2"/>
    </style:style>
    <style:style style:name="P11" style:family="paragraph" style:parent-style-name="Standard" style:list-style-name="WWNum5">
      <style:paragraph-properties fo:margin-top="0in" fo:margin-bottom="0in" loext:contextual-spacing="false" fo:line-height="100%" fo:text-align="justify" style:justify-single-word="false" fo:hyphenation-ladder-count="no-limit"/>
      <style:text-properties fo:hyphenate="false" fo:hyphenation-remain-char-count="2" fo:hyphenation-push-char-count="2"/>
    </style:style>
    <style:style style:name="P12" style:family="paragraph" style:parent-style-name="Standard">
      <style:paragraph-properties fo:margin-left="0in" fo:margin-right="0in" fo:line-height="150%" fo:text-indent="0.5in" style:auto-text-indent="false"/>
    </style:style>
    <style:style style:name="P13" style:family="paragraph" style:parent-style-name="Standard">
      <style:paragraph-properties fo:margin-left="0.25in" fo:margin-right="0in" fo:line-height="150%" fo:text-align="justify" style:justify-single-word="false" fo:text-indent="0in" style:auto-text-indent="false"/>
    </style:style>
    <style:style style:name="P14" style:family="paragraph" style:parent-style-name="Standard" style:master-page-name="Standard">
      <style:paragraph-properties fo:text-align="center" style:justify-single-word="false" style:page-number="auto"/>
    </style:style>
    <style:style style:name="P15" style:family="paragraph" style:parent-style-name="List_20_Paragraph" style:list-style-name="WWNum1">
      <style:paragraph-properties fo:line-height="115%"/>
    </style:style>
    <style:style style:name="P16" style:family="paragraph" style:parent-style-name="List_20_Paragraph">
      <style:paragraph-properties fo:line-height="115%" fo:text-align="justify" style:justify-single-word="false"/>
    </style:style>
    <style:style style:name="P17" style:family="paragraph" style:parent-style-name="List_20_Paragraph" style:list-style-name="WWNum11">
      <style:paragraph-properties fo:line-height="115%" fo:text-align="justify" style:justify-single-word="false"/>
    </style:style>
    <style:style style:name="P18" style:family="paragraph" style:parent-style-name="List_20_Paragraph" style:list-style-name="WWNum13">
      <style:paragraph-properties fo:line-height="115%" fo:text-align="justify" style:justify-single-word="false"/>
    </style:style>
    <style:style style:name="P19" style:family="paragraph" style:parent-style-name="List_20_Paragraph" style:list-style-name="WWNum9">
      <style:paragraph-properties fo:line-height="150%" fo:text-align="justify" style:justify-single-word="false"/>
    </style:style>
    <style:style style:name="P20" style:family="paragraph" style:parent-style-name="List_20_Paragraph" style:list-style-name="WWNum12">
      <style:paragraph-properties fo:margin-top="0in" fo:margin-bottom="0in" loext:contextual-spacing="false" fo:line-height="150%" fo:hyphenation-ladder-count="no-limit"/>
      <style:text-properties fo:hyphenate="false" fo:hyphenation-remain-char-count="2" fo:hyphenation-push-char-count="2"/>
    </style:style>
    <style:style style:name="P21" style:family="paragraph" style:parent-style-name="Heading_20_1" style:list-style-name="WWNum3">
      <loext:graphic-properties draw:fill="solid" draw:fill-color="#ffffff"/>
      <style:paragraph-properties fo:margin-top="0.1598in" fo:margin-bottom="0.0799in" loext:contextual-spacing="false" fo:line-height="115%" fo:background-color="#ffffff"/>
    </style:style>
    <style:style style:name="P22" style:family="paragraph" style:parent-style-name="Heading_20_1">
      <loext:graphic-properties draw:fill="solid" draw:fill-color="#ffffff"/>
      <style:paragraph-properties fo:margin-top="0.1598in" fo:margin-bottom="0.0799in" loext:contextual-spacing="false" fo:background-color="#ffffff"/>
    </style:style>
    <style:style style:name="P23" style:family="paragraph" style:parent-style-name="Heading_20_1" style:list-style-name="WWNum4">
      <loext:graphic-properties draw:fill="solid" draw:fill-color="#ffffff"/>
      <style:paragraph-properties fo:margin-top="0.1598in" fo:margin-bottom="0.0799in" loext:contextual-spacing="false" fo:background-color="#ffffff"/>
    </style:style>
    <style:style style:name="P24" style:family="paragraph" style:parent-style-name="Body_20_Text_20_3">
      <style:paragraph-properties fo:line-height="115%"/>
    </style:style>
    <style:style style:name="P25" style:family="paragraph" style:parent-style-name="Body_20_Text_20_3">
      <style:paragraph-properties fo:line-height="115%" fo:text-align="justify" style:justify-single-word="false"/>
    </style:style>
    <style:style style:name="T1"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5"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6" style:family="text">
      <style:text-properties style:font-name="Times New Roman" fo:font-size="12pt" style:font-size-asian="12pt" style:font-name-complex="Times New Roman1" style:font-size-complex="12pt"/>
    </style:style>
    <style:style style:name="T7" style:family="text">
      <style:text-properties style:font-name="Times New Roman" fo:font-size="12pt" style:font-size-asian="12pt" style:font-name-complex="Times New Roman1" style:font-size-complex="12pt" style:font-weight-complex="bold"/>
    </style:style>
    <style:style style:name="T8" style:family="text">
      <style:text-properties style:font-name="Times New Roman" fo:font-size="12pt" fo:background-color="#ffffff" loext:char-shading-value="0" style:font-size-asian="12pt" style:font-name-complex="Times New Roman1"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12pt" style:font-size-asian="12pt" style:font-size-complex="12pt"/>
    </style:style>
    <style:style style:name="T11" style:family="text">
      <style:text-properties fo:font-size="12pt" style:font-size-asian="12pt" style:font-size-complex="12pt" style:font-weight-complex="normal"/>
    </style:style>
    <style:style style:name="T12" style:family="text">
      <style:text-properties fo:font-size="12pt" style:text-underline-style="solid" style:text-underline-width="auto" style:text-underline-color="font-color" fo:font-weight="bold" style:font-size-asian="12pt" style:font-weight-asian="bold" style:font-size-complex="12pt"/>
    </style:style>
    <style:style style:name="T13" style:family="text">
      <style:text-properties fo:font-size="12pt" style:text-underline-style="solid" style:text-underline-width="auto" style:text-underline-color="font-color" style:font-size-asian="12pt" style:font-size-complex="12pt"/>
    </style:style>
    <style:style style:name="T14" style:family="text">
      <style:text-properties fo:font-size="12pt" fo:font-weight="normal" style:font-size-asian="12pt" style:font-weight-asian="normal" style:font-size-complex="12pt"/>
    </style:style>
    <style:style style:name="T15" style:family="text">
      <style:text-properties fo:color="#000000" fo:font-size="12pt" fo:font-weight="normal" style:font-size-asian="12pt" style:font-weight-asian="normal" style:font-size-complex="12pt"/>
    </style:style>
    <style:style style:name="T16" style:family="text">
      <style:text-properties fo:color="#000000" style:font-name="Times New Roman" fo:font-size="12pt" style:font-size-asian="12pt" style:font-name-complex="Times New Roman1" style:font-size-complex="12pt"/>
    </style:style>
    <style:style style:name="T17" style:family="text">
      <style:text-properties fo:color="#000000" style:font-name="Times New Roman" fo:font-size="12pt" fo:font-weight="bold" style:font-size-asian="12pt" style:font-weight-asian="bold" style:font-name-complex="Times New Roman1" style:font-size-complex="12pt"/>
    </style:style>
    <style:style style:name="T18" style:family="text">
      <style:text-properties fo:color="#000000"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19" style:family="text">
      <style:text-properties fo:color="#000000" style:font-name="Calibri" fo:font-size="12pt" style:font-size-asian="12pt" style:font-name-complex="Calibri1" style:font-size-complex="12pt"/>
    </style:style>
    <style:style style:name="T20" style:family="text">
      <style:text-properties fo:font-weight="bold" style:font-weight-asian="bold" style:font-weight-complex="bold"/>
    </style:style>
    <style:style style:name="T21" style:family="text">
      <style:text-properties fo:language="en" fo:country="IN" style:font-name-asian="Times New Roman1" style:language-asian="en" style:country-asian="IN"/>
    </style:style>
    <style:style style:name="T22" style:family="text">
      <style:text-properties fo:language="en" fo:country="IN" fo:font-weight="bold" style:font-name-asian="Times New Roman1" style:language-asian="en" style:country-asian="IN" style:font-weight-asian="bold"/>
    </style:style>
    <style:style style:name="T23" style:family="text">
      <style:text-properties style:font-weight-complex="bold"/>
    </style:style>
    <style:style style:name="T24" style:family="text">
      <style:text-properties style:font-name="Calibri" fo:font-size="12pt" style:font-size-asian="12pt" style:font-name-complex="Calibri1"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SHRINU</text:span></text:p>
      <text:p text:style-name="Standard"><text:a xlink:type="simple" xlink:href="mailto:shrinu321.com@gmail.com" text:style-name="Internet_20_link" text:visited-style-name="Visited_20_Internet_20_Link"><text:span text:style-name="T2">shrinu321.com@gmail.com</text:span></text:a><text:span text:style-name="T2"><text:tab/><text:tab/><text:tab/><text:tab/><text:tab/> <text:s text:c="25"/></text:span><text:span text:style-name="T9">+91 9951003634</text:span></text:p>
      <text:p text:style-name="P24"><text:span text:style-name="T12">Objective</text:span><text:span text:style-name="T9">:</text:span></text:p>
      <text:p text:style-name="P25"><text:span text:style-name="T10">Seeking a challenging and responsible position in the competitive IT field where my knowledge, ability and personal skills will be effectively utilized. </text:span><text:bookmark text:name="_GoBack"/></text:p>
      <text:p text:style-name="Standard"><text:span text:style-name="T4">Professional Summary:</text:span></text:p>
      <text:list xml:id="list5242887914924099610" text:style-name="WWNum1">
        <text:list-item>
          <text:p text:style-name="P15"><text:span text:style-name="T6">Having 3.1+ years of IT experience in <text:s/>development, implementation of software applications using MEAN Stack.</text:span></text:p>
        </text:list-item>
        <text:list-item>
          <text:p text:style-name="P15"><text:span text:style-name="T6">Experienced on Angular Js, Node Js, Express Js and Mongo DB.</text:span></text:p>
        </text:list-item>
        <text:list-item>
          <text:p text:style-name="P15"><text:span text:style-name="T6">Working with CRUD operations on server side.</text:span></text:p>
        </text:list-item>
        <text:list-item>
          <text:p text:style-name="P15"><text:span text:style-name="T6">Working on the field Validations on front- end.</text:span></text:p>
        </text:list-item>
        <text:list-item>
          <text:p text:style-name="P15"><text:span text:style-name="T6">Involved in updating the models and routes on server side.</text:span></text:p>
        </text:list-item>
        <text:list-item>
          <text:p text:style-name="P15"><text:span text:style-name="T6">Having Good Knowledge on HTML, CSS3, HTML5, and JavaScript.</text:span></text:p>
        </text:list-item>
        <text:list-item>
          <text:p text:style-name="P15"><text:span text:style-name="T6">Having knowledge on Mongo DB.</text:span></text:p>
        </text:list-item>
        <text:list-item>
          <text:p text:style-name="P15"><text:span text:style-name="T6">Strong initiative, creative and able to learn new technologies.</text:span></text:p>
        </text:list-item>
      </text:list>
      <text:p text:style-name="Standard"><text:span text:style-name="T4">Professional Experience:</text:span></text:p>
      <text:list xml:id="list7395204044565630363" text:style-name="WWNum3">
        <text:list-item>
          <text:h text:style-name="P21" text:outline-level="1"><text:span text:style-name="T14">Working <text:s/>as a Software Engineer in </text:span><text:span text:style-name="T11">ConcenTekpvt Ltd</text:span><text:span text:style-name="T10">, Hyderabad </text:span><text:span text:style-name="T14">from June 2014 to till date.</text:span></text:h>
        </text:list-item>
      </text:list>
      <text:h text:style-name="P22" text:outline-level="1"><text:span text:style-name="T13">Technical Skills:</text:span></text:h>
      <text:list xml:id="list710033774738169325" text:style-name="WWNum4">
        <text:list-item>
          <text:h text:style-name="P23" text:outline-level="1"><text:span text:style-name="T14">Languages<text:tab/><text:tab/><text:tab/></text:span><text:span text:style-name="T10">:</text:span><text:span text:style-name="T14"> Mean Stack</text:span></text:h>
        </text:list-item>
        <text:list-item>
          <text:h text:style-name="P23" text:outline-level="1"><text:span text:style-name="T14">Web Technologies<text:tab/><text:tab/></text:span><text:span text:style-name="T10">:</text:span><text:span text:style-name="T15"> HTML5, CSS3, JavaScript, Angular JS.</text:span></text:h>
        </text:list-item>
        <text:list-item>
          <text:p text:style-name="P9"><text:span text:style-name="T16">Database<text:tab/><text:tab/><text:tab/>: Mongo DB</text:span></text:p>
        </text:list-item>
      </text:list>
      <text:list xml:id="list5767631144523584273" text:style-name="WWNum5">
        <text:list-item>
          <text:p text:style-name="P11"><text:span text:style-name="T10">Web Servers</text:span><text:span text:style-name="T9"><text:tab/><text:tab/><text:tab/>: </text:span><text:span text:style-name="T16">Nginx , Apache2.</text:span></text:p>
        </text:list-item>
        <text:list-item>
          <text:p text:style-name="P11"><text:span text:style-name="T10">Application Server<text:tab/><text:tab/>: <text:s/></text:span><text:span text:style-name="T19">Node JS</text:span></text:p>
        </text:list-item>
        <text:list-item>
          <text:p text:style-name="P10"><text:span text:style-name="T16">Operating System<text:tab/><text:tab/></text:span><text:span text:style-name="T17">:</text:span><text:span text:style-name="T16"> <text:s/>Windows Family.</text:span></text:p>
        </text:list-item>
        <text:list-item>
          <text:p text:style-name="P10"><text:span text:style-name="T16">IDE<text:tab/><text:tab/><text:tab/><text:tab/></text:span><text:span text:style-name="T17">:</text:span><text:span text:style-name="T16"> <text:s/>Eclipse, Notepad++.</text:span></text:p>
        </text:list-item>
      </text:list>
      <text:p text:style-name="P8"><text:span text:style-name="T18">Educational Summary:</text:span></text:p>
      <text:list xml:id="list3331343580805078331" text:style-name="WWNum12">
        <text:list-item>
          <text:p text:style-name="P20"><text:span text:style-name="T7">M.B.A </text:span><text:span text:style-name="T6">in Marketing with HR at Graham bell PG College</text:span><text:span text:style-name="T7">, Hyderabad in 2006.</text:span></text:p>
        </text:list-item>
      </text:list>
      <text:p text:style-name="P8"><text:span text:style-name="T5">Project: #1</text:span></text:p>
      <text:p text:style-name="P1"><text:span text:style-name="T20">Title<text:tab/><text:tab/>: <text:s/></text:span><text:span text:style-name="T21">Matrimony</text:span></text:p>
      <text:p text:style-name="P1"><text:span text:style-name="T22">Website <text:s text:c="9"/>:</text:span><text:span text:style-name="T21"> Soulpartner.in, pelliveduka.co.in, kalyanapraptirasthu.in, joywedding.in.</text:span></text:p>
      <text:p text:style-name="P1"><text:span text:style-name="T20">Client<text:tab/> <text:s text:c="11"/>:</text:span><text:span text:style-name="T23"> India</text:span></text:p>
      <text:p text:style-name="P1"><text:soft-page-break/><text:span text:style-name="T20">Role<text:tab/><text:tab/>: <text:s/></text:span>Developer with team of 4.</text:p>
      <text:p text:style-name="P1"><text:span text:style-name="T20">Environment<text:tab/>: <text:s/></text:span>Node JS, Angular JS, Express JS, Mongo DB.</text:p>
      <text:p text:style-name="P1"/>
      <text:p text:style-name="P4"><text:span text:style-name="T5">Description:</text:span></text:p>
      <text:p text:style-name="P12"><text:span text:style-name="T8">Matrimony is committed to providing you with best Soul Partners from trusted name ‘Matrimony’. Our custom and Agenda is to provide protection, comfort, safety, style and enhanced best relationships.</text:span></text:p>
      <text:p text:style-name="P3"><text:span text:style-name="T6">This project is a web-based ‘Matrimony’ application developed in MEAN Stack LANGUAGE using Angular JS as front end.</text:span></text:p>
      <text:p text:style-name="P3"><text:span text:style-name="T6">The main aim of “Matrimony” is to improve the services of Customers and vendors. It maintains the details of customer and Vendor database and also updating, deletion for the same. </text:span></text:p>
      <text:p text:style-name="P5"><text:span text:style-name="T6">The application was designed into modules</text:span><text:span text:style-name="T2">:<text:tab/></text:span></text:p>
      <text:list xml:id="list5260460853021207290" text:style-name="WWNum9">
        <text:list-item>
          <text:p text:style-name="P19"><text:span text:style-name="T6">First is for the Agents who wish to avail the services.</text:span></text:p>
        </text:list-item>
        <text:list-item>
          <text:p text:style-name="P19"><text:span text:style-name="T6">Secondly having the Login &amp; even the customer having the login options. </text:span></text:p>
        </text:list-item>
        <text:list-item>
          <text:p text:style-name="P19"><text:span text:style-name="T6">Thirdly is for the Admin module that maintains and updates the information pertaining to the products and those of the Agents.</text:span></text:p>
        </text:list-item>
      </text:list>
      <text:p text:style-name="P4"><text:span text:style-name="T5">Responsibilities:</text:span></text:p>
      <text:list xml:id="list5482151918825232147" text:style-name="WWNum11">
        <text:list-item>
          <text:p text:style-name="P17"><text:span text:style-name="T7">Working on registration forms &amp; file uploads.</text:span></text:p>
        </text:list-item>
        <text:list-item>
          <text:p text:style-name="P17"><text:span text:style-name="T7">Working on search filters on front end side.</text:span></text:p>
        </text:list-item>
        <text:list-item>
          <text:p text:style-name="P17"><text:span text:style-name="T7">Working on the field validations.</text:span></text:p>
        </text:list-item>
        <text:list-item>
          <text:p text:style-name="P17"><text:span text:style-name="T7">.Working on CRUD operations on Server side.</text:span></text:p>
        </text:list-item>
        <text:list-item>
          <text:p text:style-name="P17"><text:span text:style-name="T7">Developed Routes and Models on Server side.</text:span></text:p>
        </text:list-item>
      </text:list>
      <text:p text:style-name="P8"><text:span text:style-name="T5">Project : #2</text:span></text:p>
      <text:p text:style-name="P2"><text:span text:style-name="T20">Title<text:tab/><text:tab/> <text:s text:c="8"/>: <text:s/></text:span><text:span text:style-name="T21">Ohoo</text:span></text:p>
      <text:p text:style-name="P2"><text:span text:style-name="T20">Website <text:s text:c="25"/>: </text:span><text:span text:style-name="T23">ohoo.in</text:span></text:p>
      <text:p text:style-name="P2"><text:span text:style-name="T20">Client<text:tab/><text:tab/> <text:s text:c="9"/>: <text:s/></text:span><text:span text:style-name="T23">India</text:span></text:p>
      <text:p text:style-name="P2"><text:span text:style-name="T20">Role<text:tab/><text:tab/> <text:s text:c="9"/>: <text:s/></text:span>Developer</text:p>
      <text:p text:style-name="P2"><text:span text:style-name="T20">Environment<text:tab/> <text:s text:c="9"/>: <text:s/></text:span>Node JS, Pug, Express JS, Mongo DB.</text:p>
      <text:p text:style-name="P6"/>
      <text:p text:style-name="P4"><text:span text:style-name="T5">Description:</text:span></text:p>
      <text:p text:style-name="P13"><text:soft-page-break/><text:span text:style-name="T6"><text:tab/>Ohoo is an Online &amp; Offline Based ecommerce website, </text:span><text:span text:style-name="T8">is committed to providing you with top quality products from trusted name brands. In Offline ecommerce the merchant(third parties) will communicate the customers according to the post of user’s requirements. </text:span></text:p>
      <text:p text:style-name="P4"><text:span text:style-name="T5">Responsibilities:</text:span></text:p>
      <text:list xml:id="list152841135876648" text:continue-numbering="true" text:style-name="WWNum11">
        <text:list-item>
          <text:p text:style-name="P17"><text:span text:style-name="T7">Worked as one of the Core developer of the team.</text:span></text:p>
        </text:list-item>
        <text:list-item>
          <text:p text:style-name="P17"><text:span text:style-name="T7">Developed the application using MEAN Stack-MVC.</text:span></text:p>
        </text:list-item>
        <text:list-item>
          <text:p text:style-name="P17"><text:span text:style-name="T7">Developed routes and Models using Node JS and Express JS</text:span><text:span text:style-name="T24">.</text:span></text:p>
        </text:list-item>
        <text:list-item>
          <text:p text:style-name="P17"><text:span text:style-name="T7">Involved in enhancements of business logic.</text:span></text:p>
        </text:list-item>
        <text:list-item>
          <text:p text:style-name="P17"><text:span text:style-name="T7">Involved in creating new screens according to the client requirement using Bootstrap.</text:span></text:p>
        </text:list-item>
      </text:list>
      <text:p text:style-name="P7"/>
      <text:p text:style-name="P8"><text:span text:style-name="T5">Project : #3</text:span></text:p>
      <text:p text:style-name="P2"><text:span text:style-name="T20">Title<text:tab/><text:tab/><text:tab/>: <text:s/></text:span><text:span text:style-name="T21">Stat Referral</text:span></text:p>
      <text:p text:style-name="P2"><text:span text:style-name="T20">Website <text:s text:c="28"/>: </text:span><text:span text:style-name="T23">www.statreferral.com</text:span></text:p>
      <text:p text:style-name="P2"><text:span text:style-name="T20">Client<text:tab/><text:tab/> <text:s text:c="11"/>: <text:s/></text:span><text:span text:style-name="T23">USA</text:span></text:p>
      <text:p text:style-name="P2"><text:span text:style-name="T20">Role<text:tab/><text:tab/><text:tab/></text:span><text:span text:style-name="T23">: <text:s/>Manual Testing</text:span></text:p>
      <text:p text:style-name="P2"><text:span text:style-name="T20">Environment<text:tab/><text:tab/>: <text:s/></text:span>PHP, Mysql, MVC framework.</text:p>
      <text:p text:style-name="P4"><text:span text:style-name="T5">Description:</text:span></text:p>
      <text:p text:style-name="P13"><text:span text:style-name="T6"><text:tab/>Stat referral is a web based application which is used by practices to manage their health care services to the patients. The main purpose of stat referral is patient can solve their health problem very quickly and easily because PCP’s and specialists connected with stat referral by using referrals. </text:span></text:p>
      <text:p text:style-name="P4"><text:span text:style-name="T5">Responsibilities:</text:span></text:p>
      <text:list xml:id="list1037395864156698376" text:style-name="WWNum13">
        <text:list-item>
          <text:p text:style-name="P18"><text:span text:style-name="T7">Preparing Test Summary and Test cases based on the Functional document received.</text:span></text:p>
        </text:list-item>
        <text:list-item>
          <text:p text:style-name="P18"><text:span text:style-name="T7">Check the status of every issue across each module day to day and update to the Team lead on the daily basis.</text:span></text:p>
        </text:list-item>
        <text:list-item>
          <text:p text:style-name="P18"><text:span text:style-name="T7">Interacting with the developers to make sure that that they have understood the issues and proactively involved in Defect review meeting.</text:span></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00%" fo:hyphenation-ladder-count="no-limit"/>
      <style:text-properties style:font-name="Times New Roman" fo:font-family="'Times New Roman'" style:font-family-generic="roman" style:font-pitch="variable" fo:font-size="12pt" style:font-name-asian="Batang" style:font-family-asian="Batang"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fo:hyphenate="fals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ody_20_Text_20_3" style:display-name="Body Text 3" style:family="paragraph" style:parent-style-name="Standard" style:default-outline-level="">
      <style:paragraph-properties fo:margin-top="0in" fo:margin-bottom="0.0835in" loext:contextual-spacing="false" fo:line-height="100%"/>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Batang" style:font-family-asian="Batang"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font-name-complex="Times New Roman1" style:font-family-complex="'Times New Roman'"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color="#000000" style:font-name="Times New Roman" fo:font-family="'Times New Roman'" style:font-family-generic="roman" style:font-pitch="variable" fo:font-size="12pt" style:font-size-asian="11pt" style:font-name-complex="Wingdings1" style:font-family-complex="Wingdings" style:font-family-generic-complex="system" style:font-pitch-complex="variable" style:font-size-complex="11pt"/>
    </style:style>
    <style:style style:name="ListLabel_20_14" style:display-name="ListLabel 14" style:family="text">
      <style:text-properties fo:color="#000000" fo:font-size="11pt" style:font-size-asian="11pt" style:font-name-complex="Wingdings1" style:font-family-complex="Wingdings" style:font-family-generic-complex="system" style:font-pitch-complex="variable" style:font-size-complex="11pt"/>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color="#000000" fo:font-size="11pt" style:font-size-asian="11pt" style:font-name-complex="Symbol1" style:font-family-complex="Symbol" style:font-family-generic-complex="system" style:font-pitch-complex="variable" style:font-size-complex="11pt"/>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jju</meta:initial-creator>
    <dc:creator>akbarali </dc:creator>
    <meta:editing-cycles>3</meta:editing-cycles>
    <meta:creation-date>2017-07-29T11:36:00</meta:creation-date>
    <dc:date>2017-08-10T15:28:38.820972882</dc:date>
    <meta:editing-duration>PT1M23S</meta:editing-duration>
    <meta:generator>LibreOffice/5.0.6.2$Linux_X86_64 LibreOffice_project/00$Build-2</meta:generator>
    <meta:document-statistic meta:table-count="0" meta:image-count="0" meta:object-count="0" meta:page-count="3" meta:paragraph-count="71" meta:word-count="638" meta:character-count="4082" meta:non-whitespace-character-count="334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